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variant="normal" fo:text-transform="none" fo:color="#000000" style:font-name="Helvetica" fo:font-size="13.5pt" fo:letter-spacing="normal" fo:font-style="normal" fo:font-weight="normal"/>
    </style:style>
    <style:style style:name="P2" style:family="paragraph" style:parent-style-name="Text_20_body">
      <style:text-properties fo:font-variant="normal" fo:text-transform="none" fo:color="#000000" style:font-name="Helvetica" fo:font-size="10.5pt" fo:letter-spacing="normal" fo:font-style="normal" fo:font-weight="normal"/>
    </style:style>
    <style:style style:name="P3"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4"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5"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a xlink:type="simple" xlink:href="https://rockingsoccer.com/lv/futbols/help/home/category-12/article-35" text:style-name="Internet_20_link" text:visited-style-name="Visited_20_Internet_20_Link">https://rockingsoccer.com/lv/futbols/help/home/category-12/article-35</text:a></text:h>
      <text:h text:style-name="P1" text:outline-level="1">U-21 spēles: U21 sastāva izveide</text:h>
      <text:h text:style-name="P4" text:outline-level="3">U21 sastāvs</text:h>
      <text:p text:style-name="P3">Lai spēlētu U21 vecuma grupā ir nepieciešams izveidot U21 sastāvu. Lai to paveiktu ir nepieciešama, vismaz, 3. līmeņa futbola skola un desmit U21 kategorijas spēlētāji.</text:p>
      <text:p text:style-name="P3">Ja tava futbola skola ir attīstīta līdz 3. līmenim, tad tev būs pieejama U21 izvēlne, kurā varēsi aktivizēt vai likvidēt U21 komandu. Varēsi arī aplūkot visus savus U21 vecuma spēlētājus. Šie spēlētāji vienlaikus var būt arī tavā pamata vai rezerves sastāvā.</text:p>
      <text:h text:style-name="P4" text:outline-level="3">U21 spēlētāji</text:h>
      <text:p text:style-name="P3">Lai piedalītos U21 mačos, spēlētājam, sezonas sākumā, <text:span text:style-name="T1"><office:annotation office:name="__Annotation__1_655543389"><dc:creator>Nezināms autors</dc:creator><dc:date>2018-11-11T17:05:38.603000000</dc:date><text:p text:style-name="P5"><text:span text:style-name="T2">jābūt</text:span></text:p></office:annotation></text:span><text:span text:style-name="T1">jabūt</text:span><office:annotation-end office:name="__Annotation__1_655543389"/> jaunākam par 21 gadu (ieskaitot). Ja spēlētājs atbilst šai prasībai sezonas sākumā, tad varēs spēlēt U21 līdz sezonas beigām.</text:p>
      <text:p text:style-name="P3">Apskatot savus spēlētājus, ievērosi, ka jauniešiem, kuri atbilst U21 kritērijiem pie vārda un uzvārda iekavās būs rakstīts (U21).</text:p>
      <text:p text:style-name="P3">Jauniešiem nav jāatrodas pamatsastāvā, lai piedalītos U21 spēlēs. Arī rezerves spēlētāji var tikt izvēlēti dalībai U21 mačos. Cīņām gan nevarēsi pieteikt tos, kuri vēl atrodas futbola skolā. Lai to darītu, šiem spēlētājiem, ir jāpiedāvā līgums un jāiekļauj rezervēs.</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7:03:58.426000000</meta:creation-date>
    <dc:date>2018-11-11T17:27:34.652000000</dc:date>
    <meta:editing-duration>PT13M25S</meta:editing-duration>
    <meta:editing-cycles>2</meta:editing-cycles>
    <meta:generator>LibreOffice/6.0.2.1$Windows_X86_64 LibreOffice_project/f7f06a8f319e4b62f9bc5095aa112a65d2f3ac89</meta:generator>
    <meta:document-statistic meta:table-count="0" meta:image-count="0" meta:object-count="0" meta:page-count="1" meta:paragraph-count="9" meta:word-count="159" meta:character-count="1131" meta:non-whitespace-character-count="981"/>
  </office:meta>
</office:document-meta>
</file>